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ALES ARIAS, EDITH SOLEDAD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97623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034393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ALES ARIAS, EDITH SOLEDAD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9762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034393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97623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925065</text:p>
          </table:table-cell>
          <table:table-cell table:style-name="Tabla2.D3" office:value-type="string">
            <text:p text:style-name="P23">3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OR CONFIRMAR FECHA DE ENVI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5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